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99c" officeooo:paragraph-rsid="0008799c"/>
    </style:style>
    <style:style style:name="T1" style:family="text">
      <style:text-properties officeooo:rsid="0009b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’application fonctionne de façon majoritaire dans une WebView avec une couche en JavaScript et OpenLayers.</text:p>
      <text:p text:style-name="P1">Ainsi, nous avons MobileWebPage.js qui s’occupe d’afficher le fond de carte grâce à OpenStreetMap, et les différents layers que nous avons à partir de fichiers GeoJSON récupérés sur un serveur dans le cas où nous avons une connection internet, ou directement depuis le téléphone sinon.</text:p>
      <text:p text:style-name="P1">Dans ce fichier nous retrouvons des fonctions pour mettre à jour la longitude et la latitude de l’utilisateur, re-centrer la carte sur soi, afficher ou cacher les layers, et enfin la fonction qui sert à créer la carte et les différents layers.</text:p>
      <text:p text:style-name="P1">Le deuxième fichier de JavaScript est popup.js, qui permet de gérer les différentes interactions avec l’utilisateur lorsqu’il clique sur la carte et d’afficher une popup lorsque c’est nécessaire. Ainsi lorsque l’utilisateur :</text:p>
      <text:p text:style-name="P1"><text:tab/>- clique sur un point, une popup apparaît et s’affichent alors les informations du point, tel <text:tab/><text:tab/>que son nom courant, son adresse, son numéro de téléphone, etc.</text:p>
      <text:p text:style-name="P1"><text:tab/>- <text:span text:style-name="T1">clique sur un bouton dans la popup, l’action correspondante est déclenchée comme <text:tab/><text:tab/><text:tab/>afficher une page internet, lancer l’application de téléphone avec le numéro, calculer <text:tab/><text:tab/>la distance à vol d’oiseau ou bien un itinéraire routier entre l’utilisateur et le point <text:tab/><text:tab/>sélectionné avec un affichage correspondant.</text:span></text:p>
      <text:p text:style-name="P1"><text:tab/>- <text:span text:style-name="T1">clique sur la map, deux options sont possible :</text:span></text:p>
      <text:p text:style-name="P1"><text:tab/><text:tab/>- <text:span text:style-name="T1">si l’utilisateur a au préalable cliqué sur le bouton ‘+’ dans la barre d’outils, alors <text:tab/><text:tab/><text:tab/>une popup s’affiche indiquant que l’utilisateur a la possibilité d’ajouter une <text:tab/><text:tab/><text:tab/>personne à la base de données à l’endroit cliqué.</text:span></text:p>
      <text:p text:style-name="P1"><text:tab/><text:tab/>- <text:span text:style-name="T1">sinon, on fait disparaître les éventuelles popup ou distance affichées à l’écr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7:13:05.167333122</meta:creation-date>
    <dc:date>2017-12-22T17:30:37.352094296</dc:date>
    <meta:editing-duration>PT7M12S</meta:editing-duration>
    <meta:editing-cycles>1</meta:editing-cycles>
    <meta:document-statistic meta:table-count="0" meta:image-count="0" meta:object-count="0" meta:page-count="1" meta:paragraph-count="9" meta:word-count="265" meta:character-count="1691" meta:non-whitespace-character-count="1413"/>
    <meta:generator>LibreOffice/5.1.6.2$Linux_X86_64 LibreOffice_project/10m0$Build-2</meta:generator>
  </office:meta>
</office:document-meta>
</file>